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language="ru" fo:country="RU" officeooo:rsid="0004cb9d" officeooo:paragraph-rsid="0004cb9d"/>
    </style:style>
    <style:style style:name="P2" style:family="paragraph" style:parent-style-name="Standard">
      <style:paragraph-properties fo:text-align="center" style:justify-single-word="false"/>
      <style:text-properties style:font-name="Consolas" fo:language="en" fo:country="US" officeooo:rsid="0004cb9d" officeooo:paragraph-rsid="0004cb9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onsolas" fo:language="en" fo:country="US" officeooo:rsid="0004cb9d" officeooo:paragraph-rsid="0004cb9d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Consolas" fo:language="en" fo:country="US" officeooo:rsid="00063fb5" officeooo:paragraph-rsid="00063fb5"/>
    </style:style>
    <style:style style:name="P5" style:family="paragraph" style:parent-style-name="Standard">
      <style:paragraph-properties fo:text-align="center" style:justify-single-word="false"/>
      <style:text-properties style:font-name="Consolas" fo:language="en" fo:country="US" officeooo:rsid="0007a8b1" officeooo:paragraph-rsid="0007a8b1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Consolas" fo:language="en" fo:country="US" officeooo:rsid="0007a8b1" officeooo:paragraph-rsid="0007a8b1"/>
    </style:style>
    <style:style style:name="T1" style:family="text">
      <style:text-properties officeooo:rsid="000968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</text:p>
      <text:list xml:id="list3594221871" text:style-name="L1">
        <text:list-item>
          <text:p text:style-name="P3">t</text:p>
        </text:list-item>
        <text:list-item>
          <text:p text:style-name="P3">f</text:p>
        </text:list-item>
        <text:list-item>
          <text:p text:style-name="P3">t</text:p>
        </text:list-item>
        <text:list-item>
          <text:p text:style-name="P3">f</text:p>
        </text:list-item>
        <text:list-item>
          <text:p text:style-name="P3">t</text:p>
        </text:list-item>
        <text:list-item>
          <text:p text:style-name="P3">f</text:p>
        </text:list-item>
        <text:list-item>
          <text:p text:style-name="P3">t</text:p>
        </text:list-item>
        <text:list-item>
          <text:p text:style-name="P3">t</text:p>
        </text:list-item>
        <text:list-item>
          <text:p text:style-name="P3">f</text:p>
        </text:list-item>
      </text:list>
      <text:p text:style-name="P2">5.</text:p>
      <text:list xml:id="list2830715714" text:style-name="L2">
        <text:list-item>
          <text:p text:style-name="P4">artificial</text:p>
        </text:list-item>
        <text:list-item>
          <text:p text:style-name="P4">narrow</text:p>
        </text:list-item>
        <text:list-item>
          <text:p text:style-name="P4"><text:s/></text:p>
        </text:list-item>
        <text:list-item>
          <text:p text:style-name="P4">malevolent</text:p>
        </text:list-item>
        <text:list-item>
          <text:p text:style-name="P4">common</text:p>
        </text:list-item>
        <text:list-item>
          <text:p text:style-name="P4">inadvertently</text:p>
        </text:list-item>
        <text:list-item>
          <text:p text:style-name="P4">extremely good</text:p>
        </text:list-item>
        <text:list-item>
          <text:p text:style-name="P4">obedient</text:p>
        </text:list-item>
        <text:list-item>
          <text:p text:style-name="P4">intelligent </text:p>
        </text:list-item>
        <text:list-item>
          <text:p text:style-name="P4">war</text:p>
        </text:list-item>
      </text:list>
      <text:p text:style-name="P5">6.</text:p>
      <text:list xml:id="list795146866" text:style-name="L3">
        <text:list-item>
          <text:p text:style-name="P6">mixture</text:p>
        </text:list-item>
        <text:list-item>
          <text:p text:style-name="P6">long-term</text:p>
        </text:list-item>
        <text:list-item>
          <text:p text:style-name="P6">equations</text:p>
        </text:list-item>
        <text:list-item>
          <text:p text:style-name="P6">accuracy</text:p>
        </text:list-item>
        <text:list-item>
          <text:p text:style-name="P6">studies</text:p>
        </text:list-item>
        <text:list-item>
          <text:p text:style-name="P6">feed</text:p>
        </text:list-item>
        <text:list-item>
          <text:p text:style-name="P6">resista<text:span text:style-name="T1">nt</text:span></text:p>
        </text:list-item>
        <text:list-item>
          <text:p text:style-name="P6">malevolent</text:p>
        </text:list-item>
        <text:list-item>
          <text:p text:style-name="P6"><text:s/></text:p>
        </text:list-item>
        <text:list-item>
          <text:p text:style-name="P6">intentionally </text:p>
        </text:list-item>
        <text:list-item>
          <text:p text:style-name="P6">arms race</text:p>
        </text:list-item>
        <text:list-item>
          <text:p text:style-name="P6">beneficial</text:p>
        </text:list-item>
        <text:list-item>
          <text:p text:style-name="P6">attempt</text:p>
        </text:list-item>
        <text:list-item>
          <text:p text:style-name="P6">side effect</text:p>
        </text:list-item>
        <text:list-item>
          <text:p text:style-name="P6">accomplishing goal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07T11:47:35.179000000</dc:date>
    <meta:editing-duration>PT12M58S</meta:editing-duration>
    <meta:editing-cycles>3</meta:editing-cycles>
    <meta:document-statistic meta:table-count="0" meta:image-count="0" meta:object-count="0" meta:page-count="1" meta:paragraph-count="37" meta:word-count="73" meta:character-count="307" meta:non-whitespace-character-count="299"/>
  </office:meta>
</office:document-meta>
</file>